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WindowAspect.toSAX( RendererAspectContext context , Layout layout , PortalService service , ContentHandler contenthandle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PortletWindowAspect.prepareConfiguration( Parameters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paredConfiguration.takeValues( PreparedConfigurat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WindowAspect.contextualize( 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